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ARial" svg:font-family="ARial" style:font-family-generic="swiss"/>
    <style:font-face style:name="Arial" svg:font-family="Aria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1" style:family="table">
      <style:table-properties style:width="6.5583in" fo:margin-left="0.4417in" table:align="left"/>
    </style:style>
    <style:style style:name="Table1.A" style:family="table-column">
      <style:table-column-properties style:column-width="5.8125in"/>
    </style:style>
    <style:style style:name="Table1.B" style:family="table-column">
      <style:table-column-properties style:column-width="0.7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75in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6.125in"/>
    </style:style>
    <style:style style:name="Table2.B" style:family="table-column">
      <style:table-column-properties style:column-width="0.8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5.1875in"/>
    </style:style>
    <style:style style:name="Table4.C" style:family="table-column">
      <style:table-column-properties style:column-width="1.0104in"/>
    </style:style>
    <style:style style:name="Table4.1" style:family="table-row">
      <style:table-row-properties style:min-row-height="0.4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1cc801"/>
    </style:style>
    <style:style style:name="P3" style:family="paragraph" style:parent-style-name="Table_20_Contents">
      <style:paragraph-properties fo:text-align="start" style:justify-single-word="false"/>
      <style:text-properties officeooo:rsid="001cc801" officeooo:paragraph-rsid="001cc801"/>
    </style:style>
    <style:style style:name="P4" style:family="paragraph" style:parent-style-name="Table_20_Contents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 officeooo:rsid="001f62d8" officeooo:paragraph-rsid="001f62d8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cc801" officeooo:paragraph-rsid="001cc8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c801" officeooo:paragraph-rsid="001cc801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1" fo:language="lv" fo:country="LV" fo:font-weight="bold" officeooo:rsid="001cc801" officeooo:paragraph-rsid="001cc80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language="lv" fo:country="LV" fo:font-weight="normal" officeooo:rsid="001cc801" officeooo:paragraph-rsid="001cc80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language="lv" fo:country="LV" fo:font-weight="normal" officeooo:rsid="001cc801" officeooo:paragraph-rsid="001dc2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language="lv" fo:country="LV" fo:font-weight="normal" officeooo:rsid="001cc801" officeooo:paragraph-rsid="001dc24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language="lv" fo:country="LV" fo:font-weight="normal" officeooo:rsid="001dc24e" officeooo:paragraph-rsid="001dc24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language="lv" fo:country="LV" fo:font-weight="normal" officeooo:rsid="001e8486" officeooo:paragraph-rsid="001e848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language="lv" fo:country="LV" fo:font-weight="normal" officeooo:rsid="001f62d8" officeooo:paragraph-rsid="001f62d8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ARial" fo:language="lv" fo:country="LV" fo:font-weight="bold" officeooo:rsid="001f62d8" officeooo:paragraph-rsid="001f62d8" style:font-weight-asian="bold" style:font-weight-complex="bold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officeooo:paragraph-rsid="001e8486"/>
    </style:style>
    <style:style style:name="P18" style:family="paragraph" style:parent-style-name="Standard">
      <style:text-properties fo:color="#000000" style:font-name="Arial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tyle="normal" style:text-underline-style="none" fo:font-weight="normal" officeooo:paragraph-rsid="001f62d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tyle="normal" style:text-underline-style="none" fo:font-weight="normal" officeooo:rsid="001ffa37" officeooo:paragraph-rsid="001ffa3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style:font-name="Arial"/>
    </style:style>
    <style:style style:name="P23" style:family="paragraph" style:parent-style-name="Standard">
      <style:text-properties fo:color="#000000" style:font-name="Arial" fo:font-weight="normal" officeooo:paragraph-rsid="001e848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language="lv" fo:country="LV" fo:font-weight="normal" officeooo:rsid="001cc801" officeooo:paragraph-rsid="001f62d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language="lv" fo:country="LV" fo:font-weight="normal" officeooo:rsid="001f62d8" officeooo:paragraph-rsid="002041fe" style:font-weight-asian="normal" style:font-weight-complex="normal"/>
    </style:style>
    <style:style style:name="P26" style:family="paragraph" style:parent-style-name="Standard" style:list-style-name="L1">
      <style:paragraph-properties fo:margin-top="0in" fo:margin-bottom="0in" style:contextual-spacing="false">
        <style:tab-stops>
          <style:tab-stop style:position="0.3752in"/>
        </style:tab-stops>
      </style:paragraph-properties>
      <style:text-properties style:font-name="ARial" officeooo:paragraph-rsid="001dc24e"/>
    </style:style>
    <style:style style:name="T1" style:family="text">
      <style:text-properties officeooo:rsid="001cc801"/>
    </style:style>
    <style:style style:name="T2" style:family="text">
      <style:text-properties style:font-name="Arial1"/>
    </style:style>
    <style:style style:name="T3" style:family="text">
      <style:text-properties style:font-name="Arial1" fo:language="lv" fo:country="LV"/>
    </style:style>
    <style:style style:name="T4" style:family="text">
      <style:text-properties style:font-name="Arial1" fo:language="lv" fo:country="LV" officeooo:rsid="00072241"/>
    </style:style>
    <style:style style:name="T5" style:family="text">
      <style:text-properties style:font-name="Arial1" officeooo:rsid="001cc801"/>
    </style:style>
    <style:style style:name="T6" style:family="text">
      <style:text-properties style:font-name="Arial1" officeooo:rsid="00072241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/>
    </style:style>
    <style:style style:name="T9" style:family="text">
      <style:text-properties fo:color="#000000" style:font-name="Liberation Serif" fo:font-size="12pt" style:font-size-asian="12pt" style:font-size-complex="12pt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1dc24e" style:font-weight-asian="normal" style:font-weight-complex="normal"/>
    </style:style>
    <style:style style:name="T12" style:family="text">
      <style:text-properties fo:color="#000000" fo:language="lv" fo:country="LV" fo:font-weight="normal" style:font-weight-asian="normal" style:font-weight-complex="normal"/>
    </style:style>
    <style:style style:name="T13" style:family="text">
      <style:text-properties style:font-name="Liberation Serif" officeooo:rsid="001cc801"/>
    </style:style>
    <style:style style:name="T14" style:family="text">
      <style:text-properties style:font-name="ARial"/>
    </style:style>
    <style:style style:name="T15" style:family="text"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T16" style:family="text">
      <style:text-properties style:use-window-font-color="true" style:font-name="ARial" fo:font-size="12pt" officeooo:rsid="000c224a" style:font-size-asian="12pt" style:font-name-complex="Arial2" style:font-size-complex="12pt" style:font-weight-complex="bold"/>
    </style:style>
    <style:style style:name="T17" style:family="text">
      <style:text-properties style:use-window-font-color="true" style:font-name="Arial1" fo:font-size="12pt" style:font-size-asian="12pt" style:font-name-complex="Arial1" style:font-size-complex="12pt"/>
    </style:style>
    <style:style style:name="T18" style:family="text">
      <style:text-properties style:use-window-font-color="true" style:font-name="Arial1" fo:font-size="12pt" officeooo:rsid="0006b0d7" style:font-size-asian="12pt" style:font-name-complex="Arial1" style:font-size-complex="12pt"/>
    </style:style>
    <style:style style:name="T19" style:family="text">
      <style:text-properties style:use-window-font-color="true" style:font-name="Arial1" fo:font-size="12pt" officeooo:rsid="000cbfc8" style:font-size-asian="12pt" style:font-name-complex="Arial1" style:font-size-complex="12pt"/>
    </style:style>
    <style:style style:name="T20" style:family="text">
      <style:text-properties officeooo:rsid="001dc24e"/>
    </style:style>
    <style:style style:name="T21" style:family="text">
      <style:text-properties fo:language="lv" fo:country="LV" fo:font-weight="normal" officeooo:rsid="001dc24e" style:font-weight-asian="normal" style:font-weight-complex="normal"/>
    </style:style>
    <style:style style:name="T22" style:family="text">
      <style:text-properties fo:language="lv" fo:country="LV" officeooo:rsid="001ffa37"/>
    </style:style>
    <style:style style:name="T23" style:family="text">
      <style:text-properties officeooo:rsid="001f62d8"/>
    </style:style>
    <style:style style:name="T24" style:family="text">
      <style:text-properties officeooo:rsid="001ffa37"/>
    </style:style>
    <text:list-style style:name="L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nowledge Check NR 3</text:p>
      <text:p text:style-name="P7"/>
      <text:p text:style-name="P7"/>
      <text:p text:style-name="P7"><text:span text:style-name="T3">Kurš no šiem apgalvojumiem ir patiess/</text:span><text:span text:style-name="T4">nepatiess</text:span><text:span text:style-name="T3">:</text:span></text:p>
      <text:p text:style-name="P8"><text:s/>T/F</text:p>
      <text:p text:style-name="P9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1. Versiju kontrole tiek izmantota netriviālu programmu izstrādē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2. Versiju kontrole tiek izmantota projektos bez izstrādātājiem </text:p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2"><text:span text:style-name="T1">3. Versiju kontrole merķis ir</text:span><text:span text:style-name="T13"> aizliegt</text:span><text:span text:style-name="T9"> automātisku dublēšanu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4. Versiju kontrole merķis ir atļauj “ceļošanu laikā”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<text:span text:style-name="T1">5. Versiju kontrole merķis ir a</text:span><text:span text:style-name="T8">tļauj izveidot “paralēlu Visumu” ļaujot projektā nodefinēt zarus.</text:span></text:p>
          </table:table-cell>
          <table:table-cell table:style-name="Table1.B2" office:value-type="string">
            <text:p text:style-name="P1"/>
          </table:table-cell>
        </table:table-row>
      </table:table>
      <text:p text:style-name="P7"/>
      <text:p text:style-name="P7"/>
      <text:p text:style-name="P10">6. <text:span text:style-name="T15">Kur</text:span><text:span text:style-name="T16">u</text:span><text:span text:style-name="T15"> no šiem atslēgvārdiem izmanto, </text:span><text:span text:style-name="T16">lai izsauktu </text:span><text:span text:style-name="T15">super</text:span><text:span text:style-name="T16">klases</text:span><text:span text:style-name="T15"> konstruktor</text:span><text:span text:style-name="T14">?</text:span></text:p>
      <text:list xml:id="list7539539196686520609" text:style-name="L1">
        <text:list-item>
          <text:list>
            <text:list-item>
              <text:p text:style-name="P26">call();</text:p>
            </text:list-item>
            <text:list-item>
              <text:p text:style-name="P26">this();</text:p>
            </text:list-item>
            <text:list-item>
              <text:p text:style-name="P26">parent();</text:p>
            </text:list-item>
          </text:list>
        </text:list-item>
      </text:list>
      <text:p text:style-name="P11"><text:span text:style-name="T20"><text:tab/>d. <text:s text:c="2"/></text:span>super();</text:p>
      <text:p text:style-name="P12"/>
      <text:p text:style-name="P12"/>
      <text:p text:style-name="P12">7. Kas ir mantošana ?</text:p>
      <text:p text:style-name="P12"/>
      <text:p text:style-name="P16"><text:span text:style-name="T21"><text:tab/>a.</text:span><text:span text:style-name="T7"> </text:span><text:span text:style-name="T10">Javas programmas mainīgo, metožu parametru, parametrizēto datu tipu utml. spēja pieņemt dažādas formas objektu instances.</text:span></text:p>
      <text:p text:style-name="P23"><text:tab/></text:p>
      <text:p text:style-name="P17"><text:span text:style-name="T11"><text:tab/>b. O</text:span><text:span text:style-name="T7">bjektorientētās programmēšanas mehānisms, kad klase pārņem elementus no jau eksistējošas klases vai pat vairākām klasēm.</text:span></text:p>
      <text:p text:style-name="P16"/>
      <text:p text:style-name="P22">8. Kas ir polimorfisms ?</text:p>
      <text:p text:style-name="P22"/>
      <text:p text:style-name="P16"><text:span text:style-name="T7"><text:tab/></text:span><text:span text:style-name="T12">a.</text:span><text:span text:style-name="T7"> </text:span><text:span text:style-name="T10">Javas programmas mainīgo, metožu parametru, parametrizēto datu tipu utml. spēja pieņemt dažādas formas objektu instances.</text:span></text:p>
      <text:p text:style-name="P23"><text:tab/></text:p>
      <text:p text:style-name="P17"><text:span text:style-name="T10"><text:tab/>b. O</text:span><text:span text:style-name="T7">bjektorientētās programmēšanas mehānisms, kad klase pārņem elementus no jau eksistējošas klases vai pat vairākām klasēm.</text:span></text:p>
      <text:p text:style-name="P12"/>
      <text:p text:style-name="P13"/>
      <text:p text:style-name="P13"/>
      <text:p text:style-name="P14"><text:span text:style-name="T5">Kurš no šiem apgalvojumiem ir patiess/</text:span><text:span text:style-name="T6">nepatiess</text:span><text:span text:style-name="T5">:</text:span></text:p>
      <text:p text:style-name="P15"><text:span text:style-name="T5">T/</text:span><text:span text:style-name="T2">F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23">9. <text:s/></text:span><text:span text:style-name="T7">Apakšklase manto visas metodes un mainīgos no vecāku klases.</text:span>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Standard"><text:span text:style-name="T23">10. </text:span><text:span text:style-name="T7">Apakšklase manto vecāku klases konstruktorus.</text:span>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6"><text:span text:style-name="T23">11. </text:span>Lai izsauktu vecāku klases konstruktoru, pirmajā konstruktora rindiņā jāraksta <text:span text:style-name="T23">this</text:span> izsaukums. 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8"><text:span text:style-name="T23">12.</text:span>Ja konstruktora pirmajā rindiņā nav ne this ne super izsaukuma, tad kompilators pievieno apslēptu izsaukumu: super().</text:p>
          </table:table-cell>
          <table:table-cell table:style-name="Table2.B2" office:value-type="string">
            <text:p text:style-name="P4"/>
          </table:table-cell>
        </table:table-row>
      </table:table>
      <text:p text:style-name="P24"/>
      <text:p text:style-name="P14"/>
      <text:p text:style-name="P25"><text:soft-page-break/>13. <text:s/><text:span text:style-name="T18">Salīdzini</text:span><text:span text:style-name="T17"> aprakstus sarakst</text:span><text:span text:style-name="T18">ā</text:span><text:span text:style-name="T17"> pa kreisi, </text:span><text:span text:style-name="T18">tu</text:span><text:span text:style-name="T19">kša</text:span><text:span text:style-name="T18">jā kolonā norādot</text:span><text:span text:style-name="T17"> pareizo koncepciju no saraksta labajā pusē. </text:span></text:p>
      <text:p text:style-name="P14"/>
      <text:p text:style-name="P14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21">nosaka, vai objekti ir zināmā nozīmē "vienādi", bet tie var būt divi atsevišķi objekti</text:p>
          </table:table-cell>
          <table:table-cell table:style-name="Table4.C1" office:value-type="string">
            <text:p text:style-name="P5">a. equals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21">nosaka, vai divas references ir identiskas (t.i. attiecas uz to pašu objektu)</text:p>
          </table:table-cell>
          <table:table-cell table:style-name="Table4.C2" office:value-type="string">
            <text:p text:style-name="P5">B. ==</text:p>
          </table:table-cell>
        </table:table-row>
      </table:table>
      <text:p text:style-name="P14"/>
      <text:p text:style-name="P14"/>
      <text:p text:style-name="P14">14. <text:span text:style-name="T24">Kas ir pareizi par metode toString ?</text:span></text:p>
      <text:p text:style-name="P14"/>
      <text:p text:style-name="P19"><text:span text:style-name="T22"><text:tab/>A - </text:span>Pārveido objektu par String.</text:p>
      <text:p text:style-name="P19"><text:span text:style-name="T22"><text:tab/>B - </text:span>Lieto stringu konkatenācijās</text:p>
      <text:p text:style-name="P19"><text:span text:style-name="T22"><text:tab/>C - </text:span>Pārdefinējiet šo metodi, lai piedāvātu informāciju par saviem objektiem lasāmā veidā</text:p>
      <text:p text:style-name="P19"><text:span text:style-name="T22"><text:tab/>D - </text:span>Vienkāršie tipi pārveidojas par String, lietojot iesaiņotājklases statisko metodi toString. </text:p>
      <text:p text:style-name="P19"/>
      <text:p text:style-name="P20">a. A &amp; B</text:p>
      <text:p text:style-name="P20">b. A &amp; B &amp; C</text:p>
      <text:p text:style-name="P20">c. A &amp; C &amp; D</text:p>
      <text:p text:style-name="P20">d. A &amp; B &amp; C &amp; D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ARial" svg:font-family="ARial" style:font-family-generic="swiss"/>
    <style:font-face style:name="Arial" svg:font-family="Aria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5:57:28.931074159</meta:creation-date>
    <meta:generator>LibreOffice/4.2.7.2$Linux_x86 LibreOffice_project/420m0$Build-2</meta:generator>
    <dc:date>2015-03-25T10:25:46.102748053</dc:date>
    <meta:editing-duration>PT12M36S</meta:editing-duration>
    <meta:editing-cycles>6</meta:editing-cycles>
    <meta:document-statistic meta:table-count="3" meta:image-count="0" meta:object-count="0" meta:page-count="2" meta:paragraph-count="43" meta:word-count="312" meta:character-count="2089" meta:non-whitespace-character-count="1797"/>
  </office:meta>
</office:document-meta>
</file>